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4.703cm" fo:min-width="1.913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076cm" draw:marker-end-width="0.076cm" draw:fill="solid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1.097cm" fo:min-width="1.35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1.132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076cm" draw:marker-end-width="0.076cm" draw:fill="solid" draw:fill-color="#ffffff" draw:textarea-horizontal-align="justify" draw:textarea-vertical-align="middle" draw:auto-grow-height="false" fo:min-height="0.747cm" fo:min-width="0.806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999999" draw:textarea-horizontal-align="justify" draw:textarea-vertical-align="middle" draw:auto-grow-height="false" fo:min-height="0.021cm" fo:min-width="0cm" fo:padding-top="0.15cm" fo:padding-bottom="0.15cm" fo:padding-left="0.275cm" fo:padding-right="0.27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" fo:font-size="32pt" style:font-size-asian="32pt" style:font-size-complex="32pt"/>
    </style:style>
    <style:style style:name="P3" style:family="paragraph">
      <loext:graphic-properties draw:fill="solid" draw:fill-color="#999999"/>
      <style:paragraph-properties fo:text-align="center" style:writing-mode="lr-tb"/>
      <style:text-properties style:font-name="Calibri" fo:font-size="32pt" style:font-size-asian="32pt" style:font-size-complex="32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libri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T1" style:family="text">
      <style:text-properties style:font-name="Calibri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.971cm" svg:y1="2.7cm" svg:x2="13.737cm" svg:y2="6.065cm" draw:start-shape="id1" draw:start-glue-point="0" svg:d="M1971 2700v-526h11766v3891" svg:viewBox="0 0 11767 3892">
          <text:p/>
        </draw:connector>
        <draw:connector draw:style-name="gr1" draw:text-style-name="P1" draw:layer="layout" draw:line-skew="-1.055cm" svg:x1="5.171cm" svg:y1="2.7cm" svg:x2="14.466cm" svg:y2="6.034cm" draw:start-shape="id2" draw:start-glue-point="0" svg:d="M5171 2700v-1581h9295v4915" svg:viewBox="0 0 9296 4916">
          <text:p/>
        </draw:connector>
        <draw:connector draw:style-name="gr1" draw:text-style-name="P1" draw:layer="layout" draw:line-skew="-1.566cm" svg:x1="6.772cm" svg:y1="2.7cm" svg:x2="14.736cm" svg:y2="6.119cm" draw:start-shape="id3" draw:start-glue-point="0" svg:d="M6772 2700v-2092h7964v5511" svg:viewBox="0 0 7965 5512">
          <text:p/>
        </draw:connector>
        <draw:custom-shape draw:style-name="gr2" draw:text-style-name="P3" xml:id="id7" draw:id="id7" draw:layer="layout" svg:width="2.413cm" svg:height="4.953cm" svg:x="8.004cm" svg:y="5.875cm">
          <text:p text:style-name="P2"><text:span text:style-name="T1">JC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g xml:id="id4" draw:id="id4">
          <draw:ellipse draw:style-name="gr3" draw:text-style-name="P4" draw:layer="layout" svg:width="1.772cm" svg:height="2.241cm" svg:x="3.601cm" svg:y="4.24cm" draw:kind="arc" draw:start-angle="213.06" draw:end-angle="327.51">
            <text:p/>
          </draw:ellipse>
          <draw:ellipse draw:style-name="gr3" draw:text-style-name="P4" draw:layer="layout" svg:width="1.769cm" svg:height="3.143cm" svg:x="3.686cm" svg:y="4.397cm" draw:kind="arc" draw:start-angle="179.55" draw:end-angle="264.62">
            <text:p/>
          </draw:ellipse>
          <draw:ellipse draw:style-name="gr3" draw:text-style-name="P4" draw:layer="layout" svg:width="1.768cm" svg:height="3.143cm" svg:x="3.52cm" svg:y="4.397cm" draw:kind="arc" draw:start-angle="275.43" draw:end-angle="0.45">
            <text:p/>
          </draw:ellipse>
        </draw:g>
        <draw:connector draw:style-name="gr1" draw:text-style-name="P1" draw:layer="layout" svg:x1="4.487cm" svg:y1="7.533cm" svg:x2="4.892cm" svg:y2="11.336cm" draw:start-shape="id4" draw:start-glue-point="2" draw:end-shape="id5" draw:end-glue-point="0" svg:d="M4487 7533v1901h405v1902" svg:viewBox="0 0 406 3804">
          <text:p/>
        </draw:connector>
        <draw:custom-shape draw:style-name="gr4" draw:text-style-name="P3" xml:id="id5" draw:id="id5" draw:layer="layout" svg:width="1.905cm" svg:height="1.397cm" svg:x="3.94cm" svg:y="11.336cm">
          <text:p text:style-name="P2"><text:span text:style-name="T1">CE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1" draw:id="id1" draw:layer="layout" svg:width="1.143cm" svg:height="1.432cm" svg:x="1.4cm" svg:y="2.7cm">
          <draw:text-box>
            <text:p><text:span text:style-name="T1">A</text:span></text:p>
          </draw:text-box>
        </draw:frame>
        <draw:frame draw:style-name="gr5" draw:text-style-name="P5" xml:id="id6" draw:id="id6" draw:layer="layout" svg:width="1.143cm" svg:height="1.432cm" svg:x="3.001cm" svg:y="2.7cm">
          <draw:text-box>
            <text:p><text:span text:style-name="T1">B</text:span></text:p>
          </draw:text-box>
        </draw:frame>
        <draw:frame draw:style-name="gr5" draw:text-style-name="P5" xml:id="id2" draw:id="id2" draw:layer="layout" svg:width="1.143cm" svg:height="1.432cm" svg:x="4.6cm" svg:y="2.7cm">
          <draw:text-box>
            <text:p><text:span text:style-name="T1">C</text:span></text:p>
          </draw:text-box>
        </draw:frame>
        <draw:frame draw:style-name="gr5" draw:text-style-name="P5" xml:id="id3" draw:id="id3" draw:layer="layout" svg:width="1.143cm" svg:height="1.432cm" svg:x="6.201cm" svg:y="2.7cm">
          <draw:text-box>
            <text:p><text:span text:style-name="T1">D</text:span></text:p>
          </draw:text-box>
        </draw:frame>
        <draw:connector draw:style-name="gr1" draw:text-style-name="P1" draw:layer="layout" svg:x1="1.971cm" svg:y1="4.132cm" svg:x2="3.774cm" svg:y2="6.02cm" draw:start-shape="id1" draw:start-glue-point="2" svg:d="M1971 4132v1207h1803v681" svg:viewBox="0 0 1804 1889">
          <text:p/>
        </draw:connector>
        <draw:connector draw:style-name="gr1" draw:text-style-name="P1" draw:layer="layout" draw:line-skew="-0.542cm" svg:x1="3.572cm" svg:y1="4.132cm" svg:x2="4.125cm" svg:y2="6.398cm" draw:start-shape="id6" draw:start-glue-point="2" svg:d="M3572 4132v854h553v1412" svg:viewBox="0 0 554 2267">
          <text:p/>
        </draw:connector>
        <draw:connector draw:style-name="gr1" draw:text-style-name="P1" draw:layer="layout" draw:line-skew="-0.402cm" svg:x1="5.171cm" svg:y1="4.132cm" svg:x2="4.8cm" svg:y2="6.371cm" draw:start-shape="id2" draw:start-glue-point="2" svg:d="M5171 4132v981h-371v1258" svg:viewBox="0 0 372 2240">
          <text:p/>
        </draw:connector>
        <draw:connector draw:style-name="gr1" draw:text-style-name="P1" draw:layer="layout" svg:x1="6.772cm" svg:y1="4.132cm" svg:x2="5.124cm" svg:y2="6.047cm" draw:start-shape="id3" draw:start-glue-point="2" svg:d="M6772 4132v1221h-1648v694" svg:viewBox="0 0 1649 1916">
          <text:p/>
        </draw:connector>
        <draw:connector draw:style-name="gr1" draw:text-style-name="P1" draw:layer="layout" svg:x1="5.845cm" svg:y1="12.034cm" svg:x2="8.004cm" svg:y2="8.351cm" draw:start-shape="id5" draw:start-glue-point="1" draw:end-shape="id7" draw:end-glue-point="3" svg:d="M5845 12034h1079v-3683h1080" svg:viewBox="0 0 2160 3684">
          <text:p/>
        </draw:connector>
        <draw:custom-shape draw:style-name="gr6" draw:text-style-name="P6" draw:layer="layout" svg:width="0.508cm" svg:height="0.889cm" draw:transform="rotate (-1.5707963267949) translate (8.893cm 8.0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line-skew="-0.674cm" svg:x1="3.572cm" svg:y1="2.7cm" svg:x2="14.034cm" svg:y2="6.061cm" draw:start-shape="id6" draw:start-glue-point="0" svg:d="M3572 2700v-1200h10462v4561" svg:viewBox="0 0 10463 4562">
          <text:p/>
        </draw:connector>
        <draw:connector draw:style-name="gr1" draw:text-style-name="P1" draw:layer="layout" draw:line-skew="1.22cm" svg:x1="10.417cm" svg:y1="8.351cm" svg:x2="12.747cm" svg:y2="9.833cm" draw:start-shape="id7" draw:start-glue-point="1" svg:d="M10417 8351h2648v1482h-318" svg:viewBox="0 0 2649 1483">
          <text:p/>
        </draw:connector>
        <draw:custom-shape draw:style-name="gr7" draw:text-style-name="P4" xml:id="id10" draw:id="id10" draw:layer="layout" svg:width="1.524cm" svg:height="1.397cm" draw:transform="rotate (-1.5707963267949) translate (13.884cm 9.71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" draw:text-style-name="P1" draw:layer="layout" svg:x1="14.266cm" svg:y1="7.339cm" svg:x2="13.39cm" svg:y2="9.761cm" draw:start-shape="id8" draw:start-glue-point="2" svg:d="M14266 7339v1474h-876v948" svg:viewBox="0 0 877 2423">
          <text:p/>
        </draw:connector>
        <draw:connector draw:style-name="gr1" draw:text-style-name="P1" draw:layer="layout" svg:x1="10.417cm" svg:y1="8.351cm" svg:x2="4.874cm" svg:y2="13.192cm" draw:start-shape="id7" draw:start-glue-point="1" draw:end-shape="id9" draw:end-glue-point="8" svg:d="M10417 8351h525v5367h-6068v-526" svg:viewBox="0 0 6069 5368">
          <text:p/>
        </draw:connector>
        <draw:g xml:id="id8" draw:id="id8">
          <draw:ellipse draw:style-name="gr3" draw:text-style-name="P4" draw:layer="layout" svg:width="1.772cm" svg:height="2.241cm" svg:x="13.38cm" svg:y="4.046cm" draw:kind="arc" draw:start-angle="213.06" draw:end-angle="327.51">
            <text:p/>
          </draw:ellipse>
          <draw:ellipse draw:style-name="gr3" draw:text-style-name="P4" draw:layer="layout" svg:width="1.769cm" svg:height="3.143cm" svg:x="13.465cm" svg:y="4.203cm" draw:kind="arc" draw:start-angle="179.55" draw:end-angle="264.62">
            <text:p/>
          </draw:ellipse>
          <draw:ellipse draw:style-name="gr3" draw:text-style-name="P4" draw:layer="layout" svg:width="1.768cm" svg:height="3.143cm" svg:x="13.299cm" svg:y="4.203cm" draw:kind="arc" draw:start-angle="275.43" draw:end-angle="0.45">
            <text:p/>
          </draw:ellipse>
        </draw:g>
        <draw:frame draw:style-name="gr5" draw:text-style-name="P5" xml:id="id11" draw:id="id11" draw:layer="layout" svg:width="2.413cm" svg:height="1.432cm" svg:x="14.862cm" svg:y="12.503cm">
          <draw:text-box>
            <text:p><text:span text:style-name="T1">Out</text:span></text:p>
          </draw:text-box>
        </draw:frame>
        <draw:connector draw:style-name="gr8" draw:text-style-name="P1" draw:layer="layout" svg:x1="13.186cm" svg:y1="11.241cm" svg:x2="14.862cm" svg:y2="13.219cm" draw:start-shape="id10" draw:start-glue-point="7" draw:end-shape="id11" draw:end-glue-point="3" svg:d="M13186 11241v1978h1676" svg:viewBox="0 0 1677 1979">
          <text:p/>
        </draw:connector>
        <draw:custom-shape draw:style-name="gr9" draw:text-style-name="P7" xml:id="id9" draw:id="id9" draw:layer="layout" svg:width="0.381cm" svg:height="0.381cm" svg:x="4.683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2-01T12:58:07.255579444</meta:creation-date>
    <dc:date>2021-12-01T14:24:10.429618010</dc:date>
    <meta:editing-duration>PT11M30S</meta:editing-duration>
    <meta:editing-cycles>3</meta:editing-cycles>
    <meta:generator>LibreOffice/7.2.3.2$Linux_X86_64 LibreOffice_project/20$Build-2</meta:generator>
    <meta:document-statistic meta:object-count="32"/>
  </office:meta>
</office:document-meta>
</file>